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337e"/>
    </style:style>
    <style:style style:name="P2" style:family="paragraph" style:parent-style-name="Standard">
      <style:text-properties fo:font-weight="bold" officeooo:paragraph-rsid="0000337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DESPOT MegaNZ Archive Links:</text:p>
      <text:p text:style-name="P1"/>
      <text:p text:style-name="P1">DESPOT Channels Links (https://mega.nz/file/jbJ2lCyC#Cq8w9XgxvSrR8dEUwYTyHPQT4hbOh0gUFoieCTbTwwM)</text:p>
      <text:p text:style-name="Standard"/>
      <text:p text:style-name="Standard">DESPOT Chat Tags (https://mega.nz/file/qbAhSBqb#XH_NleRMTUOX7A6hVTNfyKHq0BePRrga1n81qV-mWEE)</text:p>
      <text:p text:style-name="Standard"/>
      <text:p text:style-name="Standard">Air Gapped Computer Hacking (https://mega.nz/folder/HOYgGSAL#NH1MaKYu8W7R0ExvjuM2aw)</text:p>
      <text:p text:style-name="Standard"/>
      <text:p text:style-name="Standard">Army Field Manuals (https://mega.nz/folder/zagyRKIA#2xtxjY7n_6e3hZu8ucFfTQ)</text:p>
      <text:p text:style-name="Standard"/>
      <text:p text:style-name="Standard">Bayh-Dole Act (https://mega.nz/folder/GeIS2aCJ#TSuoILET4--FhdG-jZ-4yw)</text:p>
      <text:p text:style-name="Standard"/>
      <text:p text:style-name="Standard">CIA (https://mega.nz/folder/6XxQxYAb#fie33PGSgjyjuZMypnzrSQ)</text:p>
      <text:p text:style-name="Standard"/>
      <text:p text:style-name="Standard">CoIntelPro (https://mega.nz/folder/XbgznT5Y#AyM90aVqIwv7OIC3c7mr7A)</text:p>
      <text:p text:style-name="Standard"/>
      <text:p text:style-name="Standard">Covid Battle Documents <text:s/>(https://mega.nz/folder/7SoEDLRa#-Jc237xDBispMsFrxCXO9A)</text:p>
      <text:p text:style-name="Standard"/>
      <text:p text:style-name="Standard">DARPA (https://mega.nz/folder/iKYTRQKI#8_xTL_Wmtp5NOIAx6L0l6Q)</text:p>
      <text:p text:style-name="Standard"/>
      <text:p text:style-name="Standard">Department of Energy <text:s/>(https://mega.nz/folder/iOwkDCia#72AH5gBn2FcLuY_9LTWZFA)</text:p>
      <text:p text:style-name="Standard"/>
      <text:p text:style-name="Standard">DisEase Files-Spartacus Files (https://mega.nz/folder/mCxDyTKK#h2fq1nDLcU0xR-MZGGboVA)</text:p>
      <text:p text:style-name="Standard"/>
      <text:p text:style-name="Standard">Donald Trump (https://mega.nz/folder/7K4RQBQB#3wyKfW5BnfnlUp8H-nuX0Q)</text:p>
      <text:p text:style-name="Standard"/>
      <text:p text:style-name="Standard">Durham (https://mega.nz/folder/SGxSnAIZ#fyuOT_iwbnDPd75GrRH0Og)</text:p>
      <text:p text:style-name="Standard"/>
      <text:p text:style-name="Standard">Ewar Anon (https://mega.nz/folder/zDpSwQyC#VAOu-vSl9XqOldZva-jFsw)</text:p>
      <text:p text:style-name="Standard"/>
      <text:p text:style-name="Standard">FEMA Documents <text:s/>(https://mega.nz/folder/7LB1wKpK#WMA8_R6LqlRXi4dyruCYzQ)</text:p>
      <text:p text:style-name="Standard"/>
      <text:p text:style-name="Standard">FISA Abuse (https://mega.nz/folder/CKpTEaQa#raQGmcLzTxg3CRPFfmGN5w)</text:p>
      <text:p text:style-name="Standard"/>
      <text:p text:style-name="Standard">Finance and Venture Capital <text:s/>(https://mega.nz/folder/SKwGESSa#QNBkW5Ds0iDI9OOhGOCxaw)</text:p>
      <text:p text:style-name="Standard"/>
      <text:p text:style-name="Standard">Government Manuals and Org Charts (https://mega.nz/folder/3LhyXTja#28aH2cgnB8QupA0BBuzkig)</text:p>
      <text:p text:style-name="Standard"/>
      <text:p text:style-name="Standard">Homeland Security Digital Library <text:s/>(https://mega.nz/folder/3fZGXTrQ#UQal6wLQZbJIfnf-aQu4JQ)</text:p>
      <text:p text:style-name="Standard"/>
      <text:p text:style-name="Standard">Hunter Biden (https://mega.nz/folder/mTRxGJQa#oBcH3pDwhiN69_41MmTwtg)</text:p>
      <text:p text:style-name="Standard"/>
      <text:p text:style-name="Standard">Intelligence Manuals (https://mega.nz/folder/WLgxACbJ#6pxMGMMghwCLqnQzMqW_8w)</text:p>
      <text:p text:style-name="Standard"/>
      <text:p text:style-name="Standard">Intelligence Reports and Investigation Documents (https://mega.nz/folder/uO52XCaD#3gtvYvsYX7huVqQw5icpDQ)</text:p>
      <text:p text:style-name="Standard"><text:soft-page-break/></text:p>
      <text:p text:style-name="Standard">Law Assistance Documents <text:s/>(https://mega.nz/folder/OfZFwRwT#7J7w0SAtHkk3GjveWXc7NA)</text:p>
      <text:p text:style-name="Standard"/>
      <text:p text:style-name="Standard">NSA Software and Methods (https://mega.nz/folder/iPgRCDIb#KLABq4lmt8_19EC-zPnnog)</text:p>
      <text:p text:style-name="Standard"/>
      <text:p text:style-name="Standard">NSA Whistleblowers <text:s/>(https://mega.nz/folder/7ahgUKzb#BW9bgAdt-AnWiIvrVu57LQ)</text:p>
      <text:p text:style-name="Standard"/>
      <text:p text:style-name="Standard">Psychological Documents (https://mega.nz/folder/jWpwQAqQ#7_26acS2iCBOYX65kuv8Ng)</text:p>
      <text:p text:style-name="Standard"/>
      <text:p text:style-name="Standard">Rhetoric for Legal Writers (https://mega.nz/folder/3WADWD4T#va0O1Bh_uNPeqiLmEfyh7w)</text:p>
      <text:p text:style-name="Standard"/>
      <text:p text:style-name="Standard">Ron Klain-Steve Case (https://mega.nz/folder/OD5ygQAJ#E1qrhQLKxxtUDaIOSmxHPw)</text:p>
      <text:p text:style-name="Standard"/>
      <text:p text:style-name="Standard">Stephen Coughlin Hegelian Marxism Briefing (https://mega.nz/folder/HPB3XbiZ#hEY9Z71nrQGGcKfNLNisEQ)</text:p>
      <text:p text:style-name="Standard"/>
      <text:p text:style-name="Standard">Supreme Court (https://mega.nz/folder/nOZ1RKAS#3MjAZiecqV_dmvY_O8tgeQ)</text:p>
      <text:p text:style-name="Standard"/>
      <text:p text:style-name="Standard">The Complete Anti Federalist Papers (https://mega.nz/folder/ePI2kCbC#uE8CGcLxkqMlNUfXKbcMhQ)</text:p>
      <text:p text:style-name="Standard"/>
      <text:p text:style-name="Standard">The Complete Federalist Papers (https://mega.nz/folder/ufoDHKCK#T7g1xcYbEhFKHNwP4kulhg)</text:p>
      <text:p text:style-name="Standard"/>
      <text:p text:style-name="Standard">Tore Maras Documents <text:s/>(https://mega.nz/folder/2PxCwAjL#-omyhltiatwvSwBz4S_Vmw)</text:p>
      <text:p text:style-name="Standard"/>
      <text:p text:style-name="Standard">USGS and GAO Reports (https://mega.nz/folder/CGpkjDzI#8SqSIYvx4vy6nxvvJIzpEQ)</text:p>
      <text:p text:style-name="Standard"/>
      <text:p text:style-name="Standard">Weather Warfare (https://mega.nz/folder/qTJA1BxQ#6yTy4UzPukBZoPaB1COuHw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0:57.096316323</meta:creation-date>
    <dc:date>2023-09-12T01:37:18.958557461</dc:date>
    <meta:editing-duration>PT1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41" meta:character-count="2787" meta:non-whitespace-character-count="2675"/>
  </office:meta>
</office:document-meta>
</file>